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DDDDD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="thin solid #000000" fo:background-color="#DEE6EF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="thin solid #000000" style:vertical-align="automatic" fo:background-color="#DDDDDD" style:cell-protect="protected"/>
      <style:text-properties fo:color="#000000"/>
    </style:style>
    <style:style style:name="ce13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/>
    </style:style>
    <style:style style:name="ce14" style:family="table-cell" style:parent-style-name="Normal_32_2" style:data-style-name="N0">
      <style:table-cell-properties fo:border="thin solid #000000" style:vertical-align="automatic" fo:background-color="#DEE6EF" style:cell-protect="protected"/>
      <style:text-properties fo:color="#000000"/>
    </style:style>
    <style:style style:name="co1" style:family="table-column">
      <style:table-column-properties fo:break-before="auto" style:column-width="3.89466666666667cm"/>
    </style:style>
    <style:style style:name="co2" style:family="table-column">
      <style:table-column-properties fo:break-before="auto" style:column-width="3.3655cm"/>
    </style:style>
    <style:style style:name="co3" style:family="table-column">
      <style:table-column-properties fo:break-before="auto" style:column-width="3.429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08516666666667cm"/>
    </style:style>
    <style:style style:name="co10" style:family="table-column">
      <style:table-column-properties fo:break-before="auto" style:column-width="2.56116666666667cm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etection Tools</text:p>
          </table:table-cell>
          <table:table-cell table:style-name="ce1"/>
          <table:table-cell office:value-type="string" table:style-name="ce1">
            <text:p>Total OD tests in dataset</text:p>
          </table:table-cell>
          <table:table-cell office:value-type="float" office:value="287" table:style-name="ce1">
            <text:p>287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otal NOD tests in dataset</text:p>
          </table:table-cell>
          <table:table-cell office:value-type="float" office:value="157" table:style-name="ce1">
            <text:p>157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iDFlaki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8" table:formula="of:=[.D6]/([.B6])" table:style-name="ce5">
            <text:p>0,8</text:p>
          </table:table-cell>
          <table:table-cell office:value-type="string" office:string-value="No NOD tests" table:formula="of:=IF([.C6]=0; &quot;No NOD tests&quot;; [.E6]/[.C6] )" table:style-name="ce5">
            <text:p>No NOD tests</text:p>
          </table:table-cell>
          <table:table-cell office:value-type="float" office:value="0.8" table:formula="of:=([.D6]+[.E6])/([.B6]+[.C6])" table:style-name="ce5">
            <text:p>0,8</text:p>
          </table:table-cell>
          <table:table-cell office:value-type="float" office:value="44" table:style-name="ce5">
            <text:p>4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20" table:style-name="ce5">
            <text:p>2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7]/([.B7])" table:style-name="ce5">
            <text:p>1</text:p>
          </table:table-cell>
          <table:table-cell office:value-type="float" office:value="0.125" table:formula="of:=IF([.C7]=0; &quot;No NOD tests&quot;; [.E7]/[.C7] )" table:style-name="ce5">
            <text:p>0,125</text:p>
          </table:table-cell>
          <table:table-cell office:value-type="float" office:value="0.75" table:formula="of:=([.D7]+[.E7])/([.B7]+[.C7])" table:style-name="ce5">
            <text:p>0,75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" table:style-name="ce5">
            <text:p>17</text:p>
          </table:table-cell>
          <table:table-cell office:value-type="float" office:value="0" table:formula="of:=[.D8]/([.B8])" table:style-name="ce5">
            <text:p>0</text:p>
          </table:table-cell>
          <table:table-cell office:value-type="string" office:string-value="No NOD tests" table:formula="of:=IF([.C8]=0; &quot;No NOD tests&quot;; [.E8]/[.C8] )" table:style-name="ce5">
            <text:p>No NOD tests</text:p>
          </table:table-cell>
          <table:table-cell office:value-type="float" office:value="0" table:formula="of:=([.D8]+[.E8])/([.B8]+[.C8])" table:style-name="ce5">
            <text:p>0</text:p>
          </table:table-cell>
          <table:table-cell office:value-type="float" office:value="494" table:style-name="ce5">
            <text:p>49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9]/([.B9])" table:style-name="ce5">
            <text:p>0</text:p>
          </table:table-cell>
          <table:table-cell office:value-type="float" office:value="0" table:formula="of:=IF([.C9]=0; &quot;No NOD tests&quot;; [.E9]/[.C9] )" table:style-name="ce5">
            <text:p>0</text:p>
          </table:table-cell>
          <table:table-cell office:value-type="float" office:value="0" table:formula="of:=([.D9]+[.E9])/([.B9]+[.C9])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28" table:style-name="ce5">
            <text:p>28</text:p>
          </table:table-cell>
          <table:table-cell office:value-type="float" office:value="89" table:style-name="ce5">
            <text:p>89</text:p>
          </table:table-cell>
          <table:table-cell office:value-type="float" office:value="3" table:style-name="ce5">
            <text:p>3</text:p>
          </table:table-cell>
          <table:table-cell office:value-type="float" office:value="1" table:formula="of:=[.D10]/([.B10])" table:style-name="ce5">
            <text:p>1</text:p>
          </table:table-cell>
          <table:table-cell office:value-type="float" office:value="0.77391304347826084" table:formula="of:=IF([.C10]=0; &quot;No NOD tests&quot;; [.E10]/[.C10] )" table:style-name="ce5">
            <text:p>0,773913043</text:p>
          </table:table-cell>
          <table:table-cell office:value-type="float" office:value="0.81818181818181823" table:formula="of:=([.D10]+[.E10])/([.B10]+[.C10])" table:style-name="ce5">
            <text:p>0,818181818</text:p>
          </table:table-cell>
          <table:table-cell office:value-type="float" office:value="215" table:style-name="ce6">
            <text:p>215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5789473684210525" table:formula="of:=[.D11]/([.B11])" table:style-name="ce5">
            <text:p>0,157894737</text:p>
          </table:table-cell>
          <table:table-cell office:value-type="string" office:string-value="No NOD tests" table:formula="of:=IF([.C11]=0; &quot;No NOD tests&quot;; [.E11]/[.C11] )" table:style-name="ce5">
            <text:p>No NOD tests</text:p>
          </table:table-cell>
          <table:table-cell office:value-type="float" office:value="0.15789473684210525" table:formula="of:=([.D11]+[.E11])/([.B11]+[.C11])" table:style-name="ce7">
            <text:p>0,157894737</text:p>
          </table:table-cell>
          <table:table-cell office:value-type="string" table:style-name="ce5">
            <text:p>Interrupted after 24 hours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1" table:formula="of:=[.D12]/([.B12])" table:style-name="ce5">
            <text:p>1</text:p>
          </table:table-cell>
          <table:table-cell office:value-type="string" office:string-value="No NOD tests" table:formula="of:=IF([.C12]=0; &quot;No NOD tests&quot;; [.E12]/[.C12] )" table:style-name="ce5">
            <text:p>No NOD tests</text:p>
          </table:table-cell>
          <table:table-cell office:value-type="float" office:value="1" table:formula="of:=([.D12]+[.E12])/([.B12]+[.C12])" table:style-name="ce5">
            <text:p>1</text:p>
          </table:table-cell>
          <table:table-cell office:value-type="float" office:value="481" table:style-name="ce8">
            <text:p>48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13]/([.B13])" table:style-name="ce5">
            <text:p>1</text:p>
          </table:table-cell>
          <table:table-cell office:value-type="string" office:string-value="No NOD tests" table:formula="of:=IF([.C13]=0; &quot;No NOD tests&quot;; [.E13]/[.C13] )" table:style-name="ce5">
            <text:p>No NOD tests</text:p>
          </table:table-cell>
          <table:table-cell office:value-type="float" office:value="1" table:formula="of:=([.D13]+[.E13])/([.B13]+[.C13])" table:style-name="ce5">
            <text:p>1</text:p>
          </table:table-cell>
          <table:table-cell office:value-type="float" office:value="10" table:style-name="ce5">
            <text:p>1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formula="of:=[.D14]/([.B14])" table:style-name="ce5">
            <text:p>1</text:p>
          </table:table-cell>
          <table:table-cell office:value-type="string" office:string-value="No NOD tests" table:formula="of:=IF([.C14]=0; &quot;No NOD tests&quot;; [.E14]/[.C14] )" table:style-name="ce5">
            <text:p>No NOD tests</text:p>
          </table:table-cell>
          <table:table-cell office:value-type="float" office:value="1" table:formula="of:=([.D14]+[.E14])/([.B14]+[.C14])" table:style-name="ce5">
            <text:p>1</text:p>
          </table:table-cell>
          <table:table-cell office:value-type="float" office:value="61" table:style-name="ce5">
            <text:p>6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15]/([.B15])" table:style-name="ce5">
            <text:p>0</text:p>
          </table:table-cell>
          <table:table-cell office:value-type="float" office:value="0" table:formula="of:=IF([.C15]=0; &quot;No NOD tests&quot;; [.E15]/[.C15] )" table:style-name="ce5">
            <text:p>0</text:p>
          </table:table-cell>
          <table:table-cell office:value-type="float" office:value="0" table:formula="of:=([.D15]+[.E15])/([.B15]+[.C15])" table:style-name="ce5">
            <text:p>0</text:p>
          </table:table-cell>
          <table:table-cell office:value-type="float" office:value="380" table:style-name="ce5">
            <text:p>380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0.77700348432055744" table:formula="of:=SUM([.D6:.D15])/SUM([.B6:.B15])" table:style-name="ce9">
            <text:p>0,777003484</text:p>
          </table:table-cell>
          <table:table-cell office:value-type="float" office:value="0.57324840764331209" table:formula="of:=SUM([.E6:.E15])/SUM([.C6:.C15])" table:style-name="ce9">
            <text:p>0,573248408</text:p>
          </table:table-cell>
          <table:table-cell office:value-type="float" office:value="0.70495495495495497" table:formula="of:=(SUM([.D6:.D15])+SUM([.E6:.E15]))/(SUM([.B6:.B15])+SUM([.C6:.C15]))" table:style-name="ce9">
            <text:p>0,704954955</text:p>
          </table:table-cell>
          <table:table-cell table:number-columns-repeated="16375" table:style-name="ce1"/>
        </table:table-row>
        <table:table-row table:number-rows-repeated="4" table:style-name="ro2">
          <table:table-cell table:number-columns-repeated="16384"/>
        </table:table-row>
        <table:table-row table:style-name="ro3">
          <table:table-cell office:value-type="string" table:style-name="ce3">
            <text:p>NonDex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25]/([.B25])" table:style-name="ce5">
            <text:p>0</text:p>
          </table:table-cell>
          <table:table-cell office:value-type="string" office:string-value="No NOD tests" table:formula="of:=IF([.C25]=0; &quot;No NOD tests&quot;; [.E25]/[.C25] )" table:style-name="ce5">
            <text:p>No NOD tests</text:p>
          </table:table-cell>
          <table:table-cell office:value-type="float" office:value="0" table:formula="of:=([.D25]+[.E25])/([.B25]+[.C25])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18" table:style-name="ce5">
            <text:p>18</text:p>
          </table:table-cell>
          <table:table-cell office:value-type="float" office:value="0.05" table:formula="of:=[.D26]/([.B26])" table:style-name="ce5">
            <text:p>0,05</text:p>
          </table:table-cell>
          <table:table-cell office:value-type="float" office:value="1" table:formula="of:=IF([.C26]=0; &quot;No NOD tests&quot;; [.E26]/[.C26] )" table:style-name="ce5">
            <text:p>1</text:p>
          </table:table-cell>
          <table:table-cell office:value-type="float" office:value="0.32142857142857145" table:formula="of:=([.D26]+[.E26])/([.B26]+[.C26])" table:style-name="ce5">
            <text:p>0,321428571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3" table:style-name="ce5">
            <text:p>133</text:p>
          </table:table-cell>
          <table:table-cell office:value-type="float" office:value="0" table:formula="of:=[.D27]/([.B27])" table:style-name="ce5">
            <text:p>0</text:p>
          </table:table-cell>
          <table:table-cell office:value-type="string" office:string-value="No NOD tests" table:formula="of:=IF([.C27]=0; &quot;No NOD tests&quot;; [.E27]/[.C27] )" table:style-name="ce5">
            <text:p>No NOD tests</text:p>
          </table:table-cell>
          <table:table-cell office:value-type="float" office:value="0" table:formula="of:=([.D27]+[.E27])/([.B27]+[.C27])" table:style-name="ce5">
            <text:p>0</text:p>
          </table:table-cell>
          <table:table-cell office:value-type="float" office:value="19" table:style-name="ce5">
            <text:p>1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5">
            <text:p>26</text:p>
          </table:table-cell>
          <table:table-cell office:value-type="float" office:value="0" table:formula="of:=[.D28]/([.B28])" table:style-name="ce5">
            <text:p>0</text:p>
          </table:table-cell>
          <table:table-cell office:value-type="float" office:value="0.70370370370370372" table:formula="of:=IF([.C28]=0; &quot;No NOD tests&quot;; [.E28]/[.C28] )" table:style-name="ce5">
            <text:p>0,703703704</text:p>
          </table:table-cell>
          <table:table-cell office:value-type="float" office:value="0.45238095238095238" table:formula="of:=([.D28]+[.E28])/([.B28]+[.C28])" table:style-name="ce5">
            <text:p>0,452380952</text:p>
          </table:table-cell>
          <table:table-cell office:value-type="float" office:value="4" table:style-name="ce5">
            <text:p>4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59" table:style-name="ce5">
            <text:p>59</text:p>
          </table:table-cell>
          <table:table-cell office:value-type="float" office:value="0" table:formula="of:=[.D29]/([.B29])" table:style-name="ce5">
            <text:p>0</text:p>
          </table:table-cell>
          <table:table-cell office:value-type="float" office:value="6.0869565217391307E-2" table:formula="of:=IF([.C29]=0; &quot;No NOD tests&quot;; [.E29]/[.C29] )" table:style-name="ce5">
            <text:p>0,060869565</text:p>
          </table:table-cell>
          <table:table-cell office:value-type="float" office:value="4.8951048951048952E-2" table:formula="of:=([.D29]+[.E29])/([.B29]+[.C29])" table:style-name="ce5">
            <text:p>0,048951049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90" table:style-name="ce5">
            <text:p>1390</text:p>
          </table:table-cell>
          <table:table-cell office:value-type="float" office:value="0" table:formula="of:=[.D30]/([.B30])" table:style-name="ce5">
            <text:p>0</text:p>
          </table:table-cell>
          <table:table-cell office:value-type="string" office:string-value="No NOD tests" table:formula="of:=IF([.C30]=0; &quot;No NOD tests&quot;; [.E30]/[.C30] )" table:style-name="ce5">
            <text:p>No NOD tests</text:p>
          </table:table-cell>
          <table:table-cell office:value-type="float" office:value="0" table:formula="of:=([.D30]+[.E30])/([.B30]+[.C30])" table:style-name="ce5">
            <text:p>0</text:p>
          </table:table-cell>
          <table:table-cell office:value-type="float" office:value="1366" table:style-name="ce5">
            <text:p>1366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74" table:style-name="ce5">
            <text:p>74</text:p>
          </table:table-cell>
          <table:table-cell office:value-type="float" office:value="0.43333333333333335" table:formula="of:=[.D31]/([.B31])" table:style-name="ce5">
            <text:p>0,433333333</text:p>
          </table:table-cell>
          <table:table-cell office:value-type="string" office:string-value="No NOD tests" table:formula="of:=IF([.C31]=0; &quot;No NOD tests&quot;; [.E31]/[.C31] )" table:style-name="ce5">
            <text:p>No NOD tests</text:p>
          </table:table-cell>
          <table:table-cell office:value-type="float" office:value="0.43333333333333335" table:formula="of:=([.D31]+[.E31])/([.B31]+[.C31])" table:style-name="ce5">
            <text:p>0,433333333</text:p>
          </table:table-cell>
          <table:table-cell office:value-type="float" office:value="40" table:style-name="ce5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76595744680851E-2" table:formula="of:=[.D32]/([.B32])" table:style-name="ce5">
            <text:p>0,021276596</text:p>
          </table:table-cell>
          <table:table-cell office:value-type="string" office:string-value="No NOD tests" table:formula="of:=IF([.C32]=0; &quot;No NOD tests&quot;; [.E32]/[.C32] )" table:style-name="ce5">
            <text:p>No NOD tests</text:p>
          </table:table-cell>
          <table:table-cell office:value-type="float" office:value="2.1276595744680851E-2" table:formula="of:=([.D32]+[.E32])/([.B32]+[.C32])" table:style-name="ce5">
            <text:p>0,02127659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3" table:style-name="ce5"/>
          <table:table-cell office:value-type="float" office:value="0" table:formula="of:=[.D33]/([.B33])" table:style-name="ce5">
            <text:p>0</text:p>
          </table:table-cell>
          <table:table-cell office:value-type="string" office:string-value="No NOD tests" table:formula="of:=IF([.C33]=0; &quot;No NOD tests&quot;; [.E33]/[.C33] )" table:style-name="ce5">
            <text:p>No NOD tests</text:p>
          </table:table-cell>
          <table:table-cell office:value-type="float" office:value="0" table:formula="of:=([.D33]+[.E33])/([.B33]+[.C33])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34]/([.B34])" table:style-name="ce5">
            <text:p>0</text:p>
          </table:table-cell>
          <table:table-cell office:value-type="float" office:value="0" table:formula="of:=IF([.C34]=0; &quot;No NOD tests&quot;; [.E34]/[.C34] )" table:style-name="ce5">
            <text:p>0</text:p>
          </table:table-cell>
          <table:table-cell office:value-type="float" office:value="0" table:formula="of:=([.D34]+[.E34])/([.B34]+[.C34])" table:style-name="ce5">
            <text:p>0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5.2264808362369339E-2" table:formula="of:=SUM([.D25:.D34])/SUM([.B25:.B34])" table:style-name="ce9">
            <text:p>0,052264808</text:p>
          </table:table-cell>
          <table:table-cell office:value-type="float" office:value="0.21656050955414013" table:formula="of:=SUM([.E25:.E34])/SUM([.C25:.C34])" table:style-name="ce9">
            <text:p>0,21656051</text:p>
          </table:table-cell>
          <table:table-cell office:value-type="float" office:value="0.11036036036036036" table:formula="of:=(SUM([.D25:.D34])+SUM([.E25:.E34]))/(SUM([.B25:.B34])+SUM([.C25:.C34]))" table:style-name="ce9">
            <text:p>0,11036036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Shake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NOD tests in dataset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Recall (NOD)</text:p>
          </table:table-cell>
          <table:table-cell office:value-type="string" table:style-name="ce4">
            <text:p>Recall (All tests)</text:p>
          </table:table-cell>
          <table:table-cell office:value-type="string" table:style-name="ce4">
            <text:p>Time taken (mins)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2]/([.B42])" table:style-name="ce5">
            <text:p>0</text:p>
          </table:table-cell>
          <table:table-cell office:value-type="string" office:string-value="No NOD tests" table:formula="of:=IF([.C42]=0; &quot;No NOD tests&quot;; [.E42]/[.C42] )" table:style-name="ce5">
            <text:p>No NOD tests</text:p>
          </table:table-cell>
          <table:table-cell office:value-type="float" office:value="0" table:formula="of:=([.D42]+[.E42])/([.B42]+[.C42])" table:style-name="ce5">
            <text:p>0</text:p>
          </table:table-cell>
          <table:table-cell office:value-type="float" office:value="21" table:style-name="ce5">
            <text:p>2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05" table:formula="of:=[.D43]/([.B43])" table:style-name="ce5">
            <text:p>0,05</text:p>
          </table:table-cell>
          <table:table-cell office:value-type="float" office:value="1" table:formula="of:=IF([.C43]=0; &quot;No NOD tests&quot;; [.E43]/[.C43] )" table:style-name="ce5">
            <text:p>1</text:p>
          </table:table-cell>
          <table:table-cell office:value-type="float" office:value="0.32142857142857145" table:formula="of:=([.D43]+[.E43])/([.B43]+[.C43])" table:style-name="ce5">
            <text:p>0,321428571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4]/([.B44])" table:style-name="ce5">
            <text:p>0</text:p>
          </table:table-cell>
          <table:table-cell office:value-type="string" office:string-value="No NOD tests" table:formula="of:=IF([.C44]=0; &quot;No NOD tests&quot;; [.E44]/[.C44] )" table:style-name="ce5">
            <text:p>No NOD tests</text:p>
          </table:table-cell>
          <table:table-cell office:value-type="float" office:value="0" table:formula="of:=([.D44]+[.E44])/([.B44]+[.C44])" table:style-name="ce5">
            <text:p>0</text:p>
          </table:table-cell>
          <table:table-cell office:value-type="float" office:value="216" table:style-name="ce5">
            <text:p>216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float" office:value="0" table:formula="of:=[.D45]/([.B45])" table:style-name="ce5">
            <text:p>0</text:p>
          </table:table-cell>
          <table:table-cell office:value-type="float" office:value="0.40740740740740738" table:formula="of:=IF([.C45]=0; &quot;No NOD tests&quot;; [.E45]/[.C45] )" table:style-name="ce5">
            <text:p>0,407407407</text:p>
          </table:table-cell>
          <table:table-cell office:value-type="float" office:value="0.26190476190476192" table:formula="of:=([.D45]+[.E45])/([.B45]+[.C45])" table:style-name="ce5">
            <text:p>0,261904762</text:p>
          </table:table-cell>
          <table:table-cell office:value-type="float" office:value="9" table:style-name="ce5">
            <text:p>9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formula="of:=[.D46]/([.B46])" table:style-name="ce5">
            <text:p>0</text:p>
          </table:table-cell>
          <table:table-cell office:value-type="float" office:value="8.6956521739130436E-3" table:formula="of:=IF([.C46]=0; &quot;No NOD tests&quot;; [.E46]/[.C46] )" table:style-name="ce5">
            <text:p>0,008695652</text:p>
          </table:table-cell>
          <table:table-cell office:value-type="float" office:value="6.993006993006993E-3" table:formula="of:=([.D46]+[.E46])/([.B46]+[.C46])" table:style-name="ce5">
            <text:p>0,006993007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7]/([.B47])" table:style-name="ce5">
            <text:p>0</text:p>
          </table:table-cell>
          <table:table-cell office:value-type="string" office:string-value="No NOD tests" table:formula="of:=IF([.C47]=0; &quot;No NOD tests&quot;; [.E47]/[.C47] )" table:style-name="ce5">
            <text:p>No NOD tests</text:p>
          </table:table-cell>
          <table:table-cell office:value-type="float" office:value="0" table:formula="of:=([.D47]+[.E47])/([.B47]+[.C47])" table:style-name="ce5">
            <text:p>0</text:p>
          </table:table-cell>
          <table:table-cell office:value-type="string" table:style-name="ce5">
            <text:p>Interrupted after 24 hours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48]/([.B48])" table:style-name="ce5">
            <text:p>0</text:p>
          </table:table-cell>
          <table:table-cell office:value-type="string" office:string-value="No NOD tests" table:formula="of:=IF([.C48]=0; &quot;No NOD tests&quot;; [.E48]/[.C48] )" table:style-name="ce5">
            <text:p>No NOD tests</text:p>
          </table:table-cell>
          <table:table-cell office:value-type="float" office:value="0" table:formula="of:=([.D48]+[.E48])/([.B48]+[.C48])" table:style-name="ce5">
            <text:p>0</text:p>
          </table:table-cell>
          <table:table-cell office:value-type="float" office:value="101" table:style-name="ce5">
            <text:p>10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276595744680851E-2" table:formula="of:=[.D49]/([.B49])" table:style-name="ce5">
            <text:p>0,021276596</text:p>
          </table:table-cell>
          <table:table-cell office:value-type="string" office:string-value="No NOD tests" table:formula="of:=IF([.C49]=0; &quot;No NOD tests&quot;; [.E49]/[.C49] )" table:style-name="ce5">
            <text:p>No NOD tests</text:p>
          </table:table-cell>
          <table:table-cell office:value-type="float" office:value="2.1276595744680851E-2" table:formula="of:=([.D49]+[.E49])/([.B49]+[.C49])" table:style-name="ce5">
            <text:p>0,021276596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50]/([.B50])" table:style-name="ce5">
            <text:p>0</text:p>
          </table:table-cell>
          <table:table-cell office:value-type="string" office:string-value="No NOD tests" table:formula="of:=IF([.C50]=0; &quot;No NOD tests&quot;; [.E50]/[.C50] )" table:style-name="ce5">
            <text:p>No NOD tests</text:p>
          </table:table-cell>
          <table:table-cell office:value-type="float" office:value="0" table:formula="of:=([.D50]+[.E50])/([.B50]+[.C50])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D51]/([.B51])" table:style-name="ce5">
            <text:p>0</text:p>
          </table:table-cell>
          <table:table-cell office:value-type="float" office:value="0" table:formula="of:=IF([.C51]=0; &quot;No NOD tests&quot;; [.E51]/[.C51] )" table:style-name="ce5">
            <text:p>0</text:p>
          </table:table-cell>
          <table:table-cell office:value-type="float" office:value="0" table:formula="of:=([.D51]+[.E51])/([.B51]+[.C51])" table:style-name="ce5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74"/>
        </table:table-row>
        <table:table-row table:style-name="ro2">
          <table:table-cell table:number-columns-repeated="6" table:style-name="ce1"/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table:number-columns-repeated="16375" table:style-name="ce1"/>
        </table:table-row>
        <table:table-row table:style-name="ro2">
          <table:table-cell table:number-columns-repeated="6" table:style-name="ce1"/>
          <table:table-cell office:value-type="float" office:value="6.9686411149825784E-3" table:formula="of:=SUM([.D42:.D51])/SUM([.B42:.B51])" table:style-name="ce9">
            <text:p>0,006968641</text:p>
          </table:table-cell>
          <table:table-cell office:value-type="float" office:value="0.12738853503184713" table:formula="of:=SUM([.E42:.E51])/SUM([.C42:.C51])" table:style-name="ce9">
            <text:p>0,127388535</text:p>
          </table:table-cell>
          <table:table-cell office:value-type="float" office:value="4.954954954954955E-2" table:formula="of:=(SUM([.D42:.D51])+SUM([.E42:.E51]))/(SUM([.B42:.B51])+SUM([.C42:.C51]))" table:style-name="ce9">
            <text:p>0,04954955</text:p>
          </table:table-cell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3">
            <text:p>Total</text:p>
          </table:table-cell>
          <table:table-cell table:number-columns-repeated="16383" table:style-name="ce1"/>
        </table:table-row>
        <table:table-row table:style-name="ro3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4">
            <text:p>Tool</text:p>
          </table:table-cell>
          <table:table-cell office:value-type="string" table:style-name="ce4">
            <text:p>Detected OD tests (that are also present in the dataset)</text:p>
          </table:table-cell>
          <table:table-cell office:value-type="string" table:style-name="ce4">
            <text:p>Detected NOD tests (that are also present in the dataset)</text:p>
          </table:table-cell>
          <table:table-cell office:value-type="string" table:style-name="ce4">
            <text:p>Other detected tests</text:p>
          </table:table-cell>
          <table:table-cell office:value-type="string" table:style-name="ce4">
            <text:p>Total Recall (OD)</text:p>
          </table:table-cell>
          <table:table-cell office:value-type="string" table:style-name="ce4">
            <text:p>Total Recall (NOD)</text:p>
          </table:table-cell>
          <table:table-cell office:value-type="string" table:style-name="ce4">
            <text:p>Total Recall (All tests)</text:p>
          </table:table-cell>
          <table:table-cell office:value-type="string" table:style-name="ce4">
            <text:p>Time taken (mins)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iDFlakies</text:p>
          </table:table-cell>
          <table:table-cell office:value-type="float" office:value="223" table:formula="of:=SUM([.D6:.D15])" table:style-name="ce5">
            <text:p>223</text:p>
          </table:table-cell>
          <table:table-cell office:value-type="float" office:value="90" table:formula="of:=SUM([.E6:.E15])" table:style-name="ce5">
            <text:p>90</text:p>
          </table:table-cell>
          <table:table-cell office:value-type="float" office:value="48" table:formula="of:=SUM([.F6:.F15])" table:style-name="ce5">
            <text:p>48</text:p>
          </table:table-cell>
          <table:table-cell office:value-type="float" office:value="0.77700348432055744" table:formula="of:=[.G17]" table:style-name="ce5">
            <text:p>0,777003484</text:p>
          </table:table-cell>
          <table:table-cell office:value-type="float" office:value="0.57324840764331209" table:formula="of:=[.H17]" table:style-name="ce5">
            <text:p>0,573248408</text:p>
          </table:table-cell>
          <table:table-cell office:value-type="float" office:value="0.70495495495495497" table:formula="of:=[.I17]" table:style-name="ce5">
            <text:p>0,704954955</text:p>
          </table:table-cell>
          <table:table-cell office:value-type="float" office:value="1706" table:formula="of:=SUM([.J6:.J15])" table:style-name="ce5">
            <text:p>1706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NonDex</text:p>
          </table:table-cell>
          <table:table-cell office:value-type="float" office:value="15" table:formula="of:=SUM([.D25:.D34])" table:style-name="ce5">
            <text:p>15</text:p>
          </table:table-cell>
          <table:table-cell office:value-type="float" office:value="34" table:formula="of:=SUM([.E25:.E34])" table:style-name="ce5">
            <text:p>34</text:p>
          </table:table-cell>
          <table:table-cell office:value-type="float" office:value="1700" table:formula="of:=SUM([.F25:.F34])" table:style-name="ce5">
            <text:p>1700</text:p>
          </table:table-cell>
          <table:table-cell office:value-type="float" office:value="5.2264808362369339E-2" table:formula="of:=[.G36]" table:style-name="ce5">
            <text:p>0,052264808</text:p>
          </table:table-cell>
          <table:table-cell office:value-type="float" office:value="0.21656050955414013" table:formula="of:=[.H36]" table:style-name="ce5">
            <text:p>0,21656051</text:p>
          </table:table-cell>
          <table:table-cell office:value-type="float" office:value="0.11036036036036036" table:formula="of:=[.I36]" table:style-name="ce5">
            <text:p>0,11036036</text:p>
          </table:table-cell>
          <table:table-cell office:value-type="float" office:value="1454" table:formula="of:=SUM([.J25:.J34])" table:style-name="ce5">
            <text:p>1454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">
            <text:p>Shaker</text:p>
          </table:table-cell>
          <table:table-cell office:value-type="float" office:value="2" table:formula="of:=SUM([.D42:.D51])" table:style-name="ce5">
            <text:p>2</text:p>
          </table:table-cell>
          <table:table-cell office:value-type="float" office:value="20" table:formula="of:=SUM([.E42:.E51])" table:style-name="ce5">
            <text:p>20</text:p>
          </table:table-cell>
          <table:table-cell office:value-type="float" office:value="8" table:formula="of:=SUM([.F42:.F51])" table:style-name="ce5">
            <text:p>8</text:p>
          </table:table-cell>
          <table:table-cell office:value-type="float" office:value="6.9686411149825784E-3" table:formula="of:=[.G53]" table:style-name="ce5">
            <text:p>0,006968641</text:p>
          </table:table-cell>
          <table:table-cell office:value-type="float" office:value="0.12738853503184713" table:formula="of:=[.H53]" table:style-name="ce5">
            <text:p>0,127388535</text:p>
          </table:table-cell>
          <table:table-cell office:value-type="float" office:value="4.954954954954955E-2" table:formula="of:=[.I53]" table:style-name="ce5">
            <text:p>0,04954955</text:p>
          </table:table-cell>
          <table:table-cell office:value-type="float" office:value="379" table:formula="of:=SUM([.J42:.J51])" table:style-name="ce5">
            <text:p>379</text:p>
          </table:table-cell>
          <table:table-cell table:number-columns-repeated="16376" table:style-name="ce1"/>
        </table:table-row>
        <table:table-row table:number-rows-repeated="2" table:style-name="ro3">
          <table:table-cell table:style-name="ce3"/>
          <table:table-cell table:number-columns-repeated="16383" table:style-name="ce1"/>
        </table:table-row>
        <table:table-row table:number-rows-repeated="10" table:style-name="ro3">
          <table:table-cell table:style-name="ce3"/>
          <table:table-cell table:number-columns-repeated="16383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office:value-type="string" table:style-name="ce2">
            <text:p>Repair Tool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ODRepair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Gen Patch for OD tests (that are also present in the dataset)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Time taken (mins)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89]/([.B89])" table:style-name="ce5">
            <text:p>0</text:p>
          </table:table-cell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0]/([.B90])" table:style-name="ce5">
            <text:p>0</text:p>
          </table:table-cell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1]/([.B91])" table:style-name="ce5">
            <text:p>0</text:p>
          </table:table-cell>
          <table:table-cell office:value-type="float" office:value="143" table:style-name="ce5">
            <text:p>143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6.6666666666666666E-2" table:formula="of:=[.C92]/([.B92])" table:style-name="ce5">
            <text:p>0,066666667</text:p>
          </table:table-cell>
          <table:table-cell office:value-type="float" office:value="70" table:style-name="ce5">
            <text:p>7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3]/([.B93])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4]/([.B94])" table:style-name="ce5">
            <text:p>0</text:p>
          </table:table-cell>
          <table:table-cell office:value-type="float" office:value="74" table:style-name="ce5">
            <text:p>74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5]/([.B95])" table:style-name="ce5">
            <text:p>0</text:p>
          </table:table-cell>
          <table:table-cell office:value-type="float" office:value="34" table:style-name="ce5">
            <text:p>34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46" table:style-name="ce5">
            <text:p>46</text:p>
          </table:table-cell>
          <table:table-cell office:value-type="float" office:value="0.97872340425531912" table:formula="of:=[.C96]/([.B96])" table:style-name="ce5">
            <text:p>0,978723404</text:p>
          </table:table-cell>
          <table:table-cell office:value-type="float" office:value="222" table:style-name="ce5">
            <text:p>222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7]/([.B97])" table:style-name="ce5">
            <text:p>0</text:p>
          </table:table-cell>
          <table:table-cell office:value-type="float" office:value="40" table:style-name="ce5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98]/([.B98])" table:style-name="ce5">
            <text:p>0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">
            <text:p>Total Recall (OD)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float" office:value="0.16376306620209058" table:formula="of:=SUM([.C89:.C98])/SUM([.B89:.B98])" table:style-name="ce9">
            <text:p>0,163763066</text:p>
          </table:table-cell>
          <table:table-cell table:number-columns-repeated="16380" table:style-name="ce1"/>
        </table:table-row>
        <table:table-row table:number-rows-repeated="9" table:style-name="ro2">
          <table:table-cell table:number-columns-repeated="16384"/>
        </table:table-row>
        <table:table-row table:style-name="ro3">
          <table:table-cell office:value-type="string" table:style-name="ce3">
            <text:p>iFixFlakies (using Idflakies results)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4">
            <text:p>Project</text:p>
          </table:table-cell>
          <table:table-cell office:value-type="string" table:style-name="ce4">
            <text:p>OD tests in dataset</text:p>
          </table:table-cell>
          <table:table-cell office:value-type="string" table:style-name="ce4">
            <text:p>Gen Patch for OD tests (that are also present in the dataset)</text:p>
          </table:table-cell>
          <table:table-cell office:value-type="string" table:style-name="ce4">
            <text:p>Recall (OD)</text:p>
          </table:table-cell>
          <table:table-cell office:value-type="string" table:style-name="ce4">
            <text:p>Time taken (mins)</text:p>
          </table:table-cell>
          <table:table-cell table:number-columns-repeated="16379"/>
        </table:table-row>
        <table:table-row table:style-name="ro2">
          <table:table-cell office:value-type="string" table:style-name="ce5">
            <text:p>spring-cloud-netflix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3]/([.B113])" table:style-name="ce5">
            <text:p>0</text:p>
          </table:table-cell>
          <table:table-cell office:value-type="float" office:value="46" table:style-name="ce5">
            <text:p>46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json-iterator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4]/([.B114])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nifi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5]/([.B115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fastjson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6]/([.B116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wasp</text:p>
          </table:table-cell>
          <table:table-cell office:value-type="float" office:value="28" table:style-name="ce5">
            <text:p>28</text:p>
          </table:table-cell>
          <table:table-cell office:value-type="float" office:value="8" table:style-name="ce5">
            <text:p>8</text:p>
          </table:table-cell>
          <table:table-cell office:value-type="float" office:value="0.2857142857142857" table:formula="of:=[.C117]/([.B117])" table:style-name="ce5">
            <text:p>0,285714286</text:p>
          </table:table-cell>
          <table:table-cell office:value-type="float" office:value="74" table:style-name="ce5">
            <text:p>7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hive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8]/([.B118])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1">
            <text:p>Not prepared to run multi-module proje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spring-cloud-kubernetes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19]/([.B119])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1">
            <text:p>Not prepared to run multi-module project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visualee</text:p>
          </table:table-cell>
          <table:table-cell office:value-type="float" office:value="47" table:style-name="ce5">
            <text:p>47</text:p>
          </table:table-cell>
          <table:table-cell office:value-type="float" office:value="37" table:style-name="ce5">
            <text:p>37</text:p>
          </table:table-cell>
          <table:table-cell office:value-type="float" office:value="0.78723404255319152" table:formula="of:=[.C120]/([.B120])" table:style-name="ce5">
            <text:p>0,787234043</text:p>
          </table:table-cell>
          <table:table-cell office:value-type="float" office:value="59" table:style-name="ce5">
            <text:p>59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ormlite-core</text:p>
          </table:table-cell>
          <table:table-cell office:value-type="float" office:value="87" table:style-name="ce5">
            <text:p>87</text:p>
          </table:table-cell>
          <table:table-cell office:value-type="float" office:value="66" table:style-name="ce5">
            <text:p>66</text:p>
          </table:table-cell>
          <table:table-cell office:value-type="float" office:value="0.75862068965517238" table:formula="of:=[.C121]/([.B121])" table:style-name="ce5">
            <text:p>0,75862069</text:p>
          </table:table-cell>
          <table:table-cell office:value-type="float" office:value="101" table:style-name="ce5">
            <text:p>10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remoting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[.C122]/([.B122])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4">
            <text:p>Total Recall (OD)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float" office:value="0.38675958188153309" table:formula="of:=SUM([.C113:.C122])/SUM([.B113:.B122])" table:style-name="ce9">
            <text:p>0,386759582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 office:value-type="string" table:style-name="ce11">
            <text:p>intIDRepair</text:p>
          </table:table-cell>
          <table:table-cell table:number-columns-repeated="12" table:style-name="ce10"/>
          <table:table-cell table:number-columns-repeated="1637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2">
            <text:p>Project</text:p>
          </table:table-cell>
          <table:table-cell office:value-type="string" table:style-name="ce12">
            <text:p>OD tests in dataset</text:p>
          </table:table-cell>
          <table:table-cell office:value-type="string" table:style-name="ce12">
            <text:p>NOD tests in dataset</text:p>
          </table:table-cell>
          <table:table-cell office:value-type="string" table:style-name="ce12">
            <text:p>Detected OD tests (that are also present in the dataset)</text:p>
          </table:table-cell>
          <table:table-cell office:value-type="string" table:style-name="ce12">
            <text:p>Detected NOD tests (that are also present in the dataset)</text:p>
          </table:table-cell>
          <table:table-cell office:value-type="string" table:style-name="ce12">
            <text:p>Other detected tests</text:p>
          </table:table-cell>
          <table:table-cell office:value-type="string" table:style-name="ce12">
            <text:p>Detection Recall (OD)</text:p>
          </table:table-cell>
          <table:table-cell office:value-type="string" table:style-name="ce12">
            <text:p>Detection Recall (NOD)</text:p>
          </table:table-cell>
          <table:table-cell office:value-type="string" table:style-name="ce12">
            <text:p>Detection Recall (All tests)</text:p>
          </table:table-cell>
          <table:table-cell office:value-type="string" table:style-name="ce12">
            <text:p>Gen Patch for OD tests (that are also present in the dataset)</text:p>
          </table:table-cell>
          <table:table-cell office:value-type="string" table:style-name="ce12">
            <text:p>Recall Gen Patch (OD)</text:p>
          </table:table-cell>
          <table:table-cell office:value-type="string" table:style-name="ce12">
            <text:p>Recall Gen Patch compared to only detected tests (OD)</text:p>
          </table:table-cell>
          <table:table-cell office:value-type="string" table:style-name="ce12">
            <text:p>Time taken (mins)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spring-cloud-netflix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8" table:formula="of:=[.D132]/([.B132])" table:style-name="ce13">
            <text:p>0,8</text:p>
          </table:table-cell>
          <table:table-cell office:value-type="string" office:string-value="No NOD tests" table:formula="of:=IF([.C132]=0; &quot;No NOD tests&quot;; [.E132]/[.C132] )" table:style-name="ce13">
            <text:p>No NOD tests</text:p>
          </table:table-cell>
          <table:table-cell office:value-type="float" office:value="0.8" table:formula="of:=([.D132]+[.E132])/([.B132]+[.C132])" table:style-name="ce13">
            <text:p>0,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2]/([.B132])" table:style-name="ce13">
            <text:p>0</text:p>
          </table:table-cell>
          <table:table-cell office:value-type="float" office:value="0" table:formula="of:=[.J132]/([.D132])" table:style-name="ce13">
            <text:p>0</text:p>
          </table:table-cell>
          <table:table-cell office:value-type="float" office:value="39" table:style-name="ce13">
            <text:p>39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json-iterator</text:p>
          </table:table-cell>
          <table:table-cell office:value-type="float" office:value="20" table:style-name="ce13">
            <text:p>20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33]/([.B133])" table:style-name="ce13">
            <text:p>1</text:p>
          </table:table-cell>
          <table:table-cell office:value-type="float" office:value="0.125" table:formula="of:=IF([.C133]=0; &quot;No NOD tests&quot;; [.E133]/[.C133] )" table:style-name="ce13">
            <text:p>0,125</text:p>
          </table:table-cell>
          <table:table-cell office:value-type="float" office:value="0.75" table:formula="of:=([.D133]+[.E133])/([.B133]+[.C133])" table:style-name="ce13">
            <text:p>0,75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3]/([.B133])" table:style-name="ce13">
            <text:p>0</text:p>
          </table:table-cell>
          <table:table-cell office:value-type="float" office:value="0" table:formula="of:=[.J133]/([.D133])" table:style-name="ce13">
            <text:p>0</text:p>
          </table:table-cell>
          <table:table-cell office:value-type="float" office:value="17" table:style-name="ce13">
            <text:p>17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nifi</text:p>
          </table:table-cell>
          <table:table-cell office:value-type="float" office:value="21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.7619047619047616E-2" table:formula="of:=[.D134]/([.B134])" table:style-name="ce13">
            <text:p>0,047619048</text:p>
          </table:table-cell>
          <table:table-cell office:value-type="string" office:string-value="No NOD tests" table:formula="of:=IF([.C134]=0; &quot;No NOD tests&quot;; [.E134]/[.C134] )" table:style-name="ce13">
            <text:p>No NOD tests</text:p>
          </table:table-cell>
          <table:table-cell office:value-type="float" office:value="4.7619047619047616E-2" table:formula="of:=([.D134]+[.E134])/([.B134]+[.C134])" table:style-name="ce13">
            <text:p>0,04761904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4]/([.B134])" table:style-name="ce13">
            <text:p>0</text:p>
          </table:table-cell>
          <table:table-cell office:value-type="float" office:value="0" table:formula="of:=[.J134]/([.D134])" table:style-name="ce13">
            <text:p>0</text:p>
          </table:table-cell>
          <table:table-cell office:value-type="float" office:value="174" table:style-name="ce13">
            <text:p>174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fastjson</text:p>
          </table:table-cell>
          <table:table-cell office:value-type="float" office:value="15" table:style-name="ce13">
            <text:p>15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D135]/([.B135])" table:style-name="ce13">
            <text:p>0</text:p>
          </table:table-cell>
          <table:table-cell office:value-type="float" office:value="0" table:formula="of:=IF([.C135]=0; &quot;No NOD tests&quot;; [.E135]/[.C135] )" table:style-name="ce13">
            <text:p>0</text:p>
          </table:table-cell>
          <table:table-cell office:value-type="float" office:value="0" table:formula="of:=([.D135]+[.E135])/([.B135]+[.C135]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5]/([.B135])" table:style-name="ce13">
            <text:p>0</text:p>
          </table:table-cell>
          <table:table-cell office:value-type="error" office:string-value="#DIV/0!" table:formula="of:=[.J135]/([.D135])" table:style-name="ce13">
            <text:p>#DIV/0!</text:p>
          </table:table-cell>
          <table:table-cell office:value-type="float" office:value="112" table:style-name="ce13">
            <text:p>112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wasp</text:p>
          </table:table-cell>
          <table:table-cell office:value-type="float" office:value="28" table:style-name="ce13">
            <text:p>28</text:p>
          </table:table-cell>
          <table:table-cell office:value-type="float" office:value="115" table:style-name="ce13">
            <text:p>115</text:p>
          </table:table-cell>
          <table:table-cell office:value-type="float" office:value="28" table:style-name="ce13">
            <text:p>28</text:p>
          </table:table-cell>
          <table:table-cell office:value-type="float" office:value="89" table:style-name="ce13">
            <text:p>89</text:p>
          </table:table-cell>
          <table:table-cell office:value-type="float" office:value="3" table:style-name="ce13">
            <text:p>3</text:p>
          </table:table-cell>
          <table:table-cell office:value-type="float" office:value="1" table:formula="of:=[.D136]/([.B136])" table:style-name="ce13">
            <text:p>1</text:p>
          </table:table-cell>
          <table:table-cell office:value-type="float" office:value="0.77391304347826084" table:formula="of:=IF([.C136]=0; &quot;No NOD tests&quot;; [.E136]/[.C136] )" table:style-name="ce13">
            <text:p>0,773913043</text:p>
          </table:table-cell>
          <table:table-cell office:value-type="float" office:value="0.81818181818181823" table:formula="of:=([.D136]+[.E136])/([.B136]+[.C136])" table:style-name="ce13">
            <text:p>0,81818181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6]/([.B136])" table:style-name="ce13">
            <text:p>0</text:p>
          </table:table-cell>
          <table:table-cell office:value-type="float" office:value="0" table:formula="of:=[.J136]/([.D136])" table:style-name="ce13">
            <text:p>0</text:p>
          </table:table-cell>
          <table:table-cell office:value-type="float" office:value="226" table:style-name="ce13">
            <text:p>22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hive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.10526315789473684" table:formula="of:=[.D137]/([.B137])" table:style-name="ce13">
            <text:p>0,105263158</text:p>
          </table:table-cell>
          <table:table-cell office:value-type="string" office:string-value="No NOD tests" table:formula="of:=IF([.C137]=0; &quot;No NOD tests&quot;; [.E137]/[.C137] )" table:style-name="ce13">
            <text:p>No NOD tests</text:p>
          </table:table-cell>
          <table:table-cell office:value-type="float" office:value="0.10526315789473684" table:formula="of:=([.D137]+[.E137])/([.B137]+[.C137])" table:style-name="ce13">
            <text:p>0,105263158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7]/([.B137])" table:style-name="ce13">
            <text:p>0</text:p>
          </table:table-cell>
          <table:table-cell office:value-type="float" office:value="0" table:formula="of:=[.J137]/([.D137])" table:style-name="ce13">
            <text:p>0</text:p>
          </table:table-cell>
          <table:table-cell office:value-type="float" office:value="792" table:style-name="ce13">
            <text:p>792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spring-cloud-kubernetes</text:p>
          </table:table-cell>
          <table:table-cell office:value-type="float" office:value="30" table:style-name="ce13">
            <text:p>30</text:p>
          </table:table-cell>
          <table:table-cell office:value-type="float" office:value="0" table:style-name="ce13">
            <text:p>0</text:p>
          </table:table-cell>
          <table:table-cell office:value-type="float" office:value="29" table:style-name="ce13">
            <text:p>29</text:p>
          </table:table-cell>
          <table:table-cell office:value-type="float" office:value="0" table:style-name="ce1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0.96666666666666667" table:formula="of:=[.D138]/([.B138])" table:style-name="ce13">
            <text:p>0,966666667</text:p>
          </table:table-cell>
          <table:table-cell office:value-type="string" office:string-value="No NOD tests" table:formula="of:=IF([.C138]=0; &quot;No NOD tests&quot;; [.E138]/[.C138] )" table:style-name="ce13">
            <text:p>No NOD tests</text:p>
          </table:table-cell>
          <table:table-cell office:value-type="float" office:value="0.96666666666666667" table:formula="of:=([.D138]+[.E138])/([.B138]+[.C138])" table:style-name="ce13">
            <text:p>0,966666667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38]/([.B138])" table:style-name="ce13">
            <text:p>0</text:p>
          </table:table-cell>
          <table:table-cell office:value-type="float" office:value="0" table:formula="of:=[.J138]/([.D138])" table:style-name="ce13">
            <text:p>0</text:p>
          </table:table-cell>
          <table:table-cell office:value-type="float" office:value="456" table:style-name="ce13">
            <text:p>45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visualee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39]/([.B139])" table:style-name="ce13">
            <text:p>1</text:p>
          </table:table-cell>
          <table:table-cell office:value-type="string" office:string-value="No NOD tests" table:formula="of:=IF([.C139]=0; &quot;No NOD tests&quot;; [.E139]/[.C139] )" table:style-name="ce13">
            <text:p>No NOD tests</text:p>
          </table:table-cell>
          <table:table-cell office:value-type="float" office:value="1" table:formula="of:=([.D139]+[.E139])/([.B139]+[.C139])" table:style-name="ce13">
            <text:p>1</text:p>
          </table:table-cell>
          <table:table-cell office:value-type="float" office:value="45" table:style-name="ce13">
            <text:p>45</text:p>
          </table:table-cell>
          <table:table-cell office:value-type="float" office:value="0.95744680851063835" table:formula="of:=[.J139]/([.B139])" table:style-name="ce13">
            <text:p>0,957446809</text:p>
          </table:table-cell>
          <table:table-cell office:value-type="float" office:value="0.95744680851063835" table:formula="of:=[.J139]/([.D139])" table:style-name="ce13">
            <text:p>0,957446809</text:p>
          </table:table-cell>
          <table:table-cell office:value-type="float" office:value="227" table:style-name="ce13">
            <text:p>227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ormlite-core</text:p>
          </table:table-cell>
          <table:table-cell office:value-type="float" office:value="87" table:style-name="ce13">
            <text:p>87</text:p>
          </table:table-cell>
          <table:table-cell office:value-type="float" office:value="0" table:style-name="ce13">
            <text:p>0</text:p>
          </table:table-cell>
          <table:table-cell office:value-type="float" office:value="87" table:style-name="ce13">
            <text:p>8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formula="of:=[.D140]/([.B140])" table:style-name="ce13">
            <text:p>1</text:p>
          </table:table-cell>
          <table:table-cell office:value-type="string" office:string-value="No NOD tests" table:formula="of:=IF([.C140]=0; &quot;No NOD tests&quot;; [.E140]/[.C140] )" table:style-name="ce13">
            <text:p>No NOD tests</text:p>
          </table:table-cell>
          <table:table-cell office:value-type="float" office:value="1" table:formula="of:=([.D140]+[.E140])/([.B140]+[.C140])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40]/([.B140])" table:style-name="ce13">
            <text:p>0</text:p>
          </table:table-cell>
          <table:table-cell office:value-type="float" office:value="0" table:formula="of:=[.J140]/([.D140])" table:style-name="ce13">
            <text:p>0</text:p>
          </table:table-cell>
          <table:table-cell office:value-type="float" office:value="76" table:style-name="ce13">
            <text:p>76</text:p>
          </table:table-cell>
          <table:table-cell table:number-columns-repeated="16371"/>
        </table:table-row>
        <table:table-row table:style-name="ro2">
          <table:table-cell office:value-type="string" table:style-name="ce13">
            <text:p>remoting</text:p>
          </table:table-cell>
          <table:table-cell office:value-type="float" office:value="10" table:style-name="ce13">
            <text:p>10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D141]/([.B141])" table:style-name="ce13">
            <text:p>0</text:p>
          </table:table-cell>
          <table:table-cell office:value-type="float" office:value="0" table:formula="of:=IF([.C141]=0; &quot;No NOD tests&quot;; [.E141]/[.C141] )" table:style-name="ce13">
            <text:p>0</text:p>
          </table:table-cell>
          <table:table-cell office:value-type="float" office:value="0" table:formula="of:=([.D141]+[.E141])/([.B141]+[.C141]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J141]/([.B141])" table:style-name="ce13">
            <text:p>0</text:p>
          </table:table-cell>
          <table:table-cell office:value-type="error" office:string-value="#DIV/0!" table:formula="of:=[.J141]/([.D141])" table:style-name="ce13">
            <text:p>#DIV/0!</text:p>
          </table:table-cell>
          <table:table-cell office:value-type="float" office:value="558" table:style-name="ce13">
            <text:p>558</text:p>
          </table:table-cell>
          <table:table-cell table:number-columns-repeated="16371"/>
        </table:table-row>
        <table:table-row table:style-name="ro2">
          <table:table-cell table:number-columns-repeated="6" table:style-name="ce10"/>
          <table:table-cell office:value-type="string" table:style-name="ce12">
            <text:p>Total Recall (OD)</text:p>
          </table:table-cell>
          <table:table-cell office:value-type="string" table:style-name="ce12">
            <text:p>Total Recall (NOD)</text:p>
          </table:table-cell>
          <table:table-cell office:value-type="string" table:style-name="ce12">
            <text:p>Total Recall (All tests)</text:p>
          </table:table-cell>
          <table:table-cell table:style-name="ce10"/>
          <table:table-cell office:value-type="string" table:style-name="ce12">
            <text:p>Total Recall (OD)</text:p>
          </table:table-cell>
          <table:table-cell office:value-type="string" table:style-name="ce12">
            <text:p>Total Recall Gen Patch compared to only detected tests (OD)</text:p>
          </table:table-cell>
          <table:table-cell office:value-type="string" table:style-name="ce10">
            <text:p><text:s/></text:p>
          </table:table-cell>
          <table:table-cell table:number-columns-repeated="16371"/>
        </table:table-row>
        <table:table-row table:style-name="ro2">
          <table:table-cell table:number-columns-repeated="6" table:style-name="ce10"/>
          <table:table-cell office:value-type="float" office:value="0.77351916376306618" table:formula="of:=SUM([.D132:.D141])/SUM([.B132:.B141])" table:style-name="ce14">
            <text:p>0,773519164</text:p>
          </table:table-cell>
          <table:table-cell office:value-type="float" office:value="0.57324840764331209" table:formula="of:=SUM([.E132:.E141])/SUM([.C132:.C141])" table:style-name="ce14">
            <text:p>0,573248408</text:p>
          </table:table-cell>
          <table:table-cell office:value-type="float" office:value="0.70270270270270274" table:formula="of:=(SUM([.D132:.D141])+SUM([.E132:.E141]))/(SUM([.B132:.B141])+SUM([.C132:.C141]))" table:style-name="ce14">
            <text:p>0,702702703</text:p>
          </table:table-cell>
          <table:table-cell table:style-name="ce10"/>
          <table:table-cell office:value-type="float" office:value="0.156794425087108" table:formula="of:=SUM([.J132:.J141])/SUM([.B132:.B141])" table:style-name="ce14">
            <text:p>0,156794425</text:p>
          </table:table-cell>
          <table:table-cell office:value-type="float" office:value="0.20270270270270271" table:formula="of:=SUM([.J132:.J141])/SUM([.D132:.D141])" table:style-name="ce14">
            <text:p>0,202702703</text:p>
          </table:table-cell>
          <table:table-cell table:style-name="ce10"/>
          <table:table-cell table:number-columns-repeated="16371"/>
        </table:table-row>
        <table:table-row table:number-rows-repeated="104843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Alexandre Mendes (1180810)</dc:creator>
    <meta:creation-date>2024-05-08T15:58:04Z</meta:creation-date>
    <dc:date>2024-05-27T16:28:54Z</dc:date>
    <meta:editing-cycles>53</meta:editing-cycles>
    <meta:editing-duration>PT13193S</meta:editing-duration>
  </office:meta>
</office:document-meta>
</file>